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000000" style:font-name="Nimbus Roman No9 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fo:color="#000000" style:font-name="Nimbus Roman No9 L"/>
    </style:style>
    <style:style style:name="P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Nimbus Roman No9 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Nimbus Roman No9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margin-left="3.747cm" fo:margin-right="0cm" fo:text-align="justify" style:justify-single-word="false" fo:text-indent="0cm" style:auto-text-indent="false"/>
      <style:text-properties style:font-name="Nimbus Roman No9 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3.747cm" fo:margin-right="0cm" fo:text-align="justify" style:justify-single-word="false" fo:text-indent="0cm" style:auto-text-indent="false"/>
      <style:text-properties style:font-name="Nimbus Roman No9 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margin-left="3.747cm" fo:margin-right="0cm" fo:text-align="justify" style:justify-single-word="false" fo:text-indent="0cm" style:auto-text-indent="false"/>
      <style:text-properties style:font-name="Nimbus Roman No9 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3.747cm" fo:margin-right="0cm" fo:text-align="justify" style:justify-single-word="false" fo:text-indent="0cm" style:auto-text-indent="false"/>
      <style:text-properties style:font-name="Nimbus Roman No9 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complex="Arial"/>
    </style:style>
    <style:style style:name="T2" style:family="text">
      <style:text-properties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4.2 </text:span><text:span text:style-name="T2">Guiando o processo de desenvolvimento e as negociações</text:span></text:p>
      <text:p text:style-name="P3"><text:tab/><text:span text:style-name="T3">Ramires afirma</text:span>:</text:p>
      <text:p text:style-name="P6"/>
      <text:p text:style-name="P7"><text:tab/><text:span text:style-name="T3">“Na prática, é comum especificar a funcionalidade do sistema. No entanto, na especificação dos requisitos do sistema, são as </text:span><text:span text:style-name="T4">categorias de requisitos</text:span><text:span text:style-name="T3"> qualidade, custos e constrangimentos que definem a condução do processo de desenvolvimento de software – na </text:span><text:span text:style-name="T4">categoria função</text:span><text:span text:style-name="T3"> está implícito o que o sistema é capaz de fazer [Gilb,2003a]. Por outro lado, é essencial que sejam definidos limites finitos quanto aos requisitos. De outra forma não poderiam ser enquadrados em níveis de qualidade.” <text:s/>(Ramires, 2004).</text:span></text:p>
      <text:p text:style-name="P6"/>
      <text:p text:style-name="P3"><text:tab/><text:span text:style-name="T3">Esta citação é um ponto que reforça a ligação da proposta de Ramires com a de Cysneiros.</text:span></text:p>
      <text:p text:style-name="P4"><text:tab/>Couto &amp; Martins reforçam esta afirmação indiretamente quando afirmam que os desenvolvedores podem usar os RNFs para guiar o processo de desenvolvimento. Estes reforçam suas afirmações referenciando trabalhos de Lamsweerde e Chung: </text:p>
      <text:p text:style-name="P5"/>
      <text:p text:style-name="P8">“O NFR-Framework contribui para que os desenvolvedores tratem os requisitos não-funcionais de modo a expressá-los sistematicamente, e usá-los para guiar o processo de desenvolvimento de software [2] [4]”. (Couto &amp; Martins, 2006).</text:p>
      <text:p text:style-name="P9"/>
      <text:p text:style-name="P4">O [2] refere-se a Chung e [4] referi-se <text:s/>Lamsweerde.</text:p>
      <text:p text:style-name="P4"><text:tab/>A estratégia proposta por Cysneiros é fortemente apoida no NFR-Framework proposto por Chung <text:s/>e possibilita uma integração das visões funcionais e não-funcionais. Da certo grau de rasteabilidade do impacto que as modificações de desenho dos NFR-Framework provocam na visão funcional. Isto pode ser usado durante as negociações de requisitos para se comprovar a relação entre RNF e requisito funcionais e a importância de se negociar RNF durante o processo de Engenharia de Requisitos.</text:p>
      <text:p text:style-name="P4"><text:tab/>A proposta de Ramires apresenta uma abordagem para a resolução do conflito na avaliação de <text:s/>requisitos do software. Isto é, trata da negociação para resolução de conflitos de interesses entre stakeholders. Os conflitos são representados por numerações que são atribuídas às correlações requisitos/solução. Ramires baseia-se <text:s/>no modelo SQFD.</text:p>
      <text:p text:style-name="P4"><text:tab/>Na sintaxe e semântica do NFR-Framework são representada as interdependências entre RNF. Entre estas interdependências estão a interdependências (correlações) negativas de RNF com outro RNF. Estas são as que provocam a necessidade de negociação de requisitos. </text:p>
      <text:p text:style-name="P4"><text:tab/>O conflito representado por esses correlações são de conflito entre requisitos e não entre pontos de vista <text:s/>diferentes de stakeholders. Mas apesar disso, verificamos que conflitos entre RNF têm impactos sobre <text:s text:c="2"/>a visão funcional do software. E que por traz da visão funcional do software podem haver stakeholders que <text:s/>priorizam atributos de qualidade diferentes, evidenciando assim a necessidade de negociação para saber quais atributos beneficiar. Pois uma decisão de desenho feita sem que <text:s/>haja a negociação entre stakeholders afetados poderia beneficiar uns mais que outros antes mesmo que o concenso fosse estabelecido. </text:p>
      <text:p text:style-name="P4"><text:tab/>Percebemos, então que o sistema proposto por Ramires pode ser usado em conjunto com a proposta de Cysneiros. Este para tratar de como elicitar RNF e integra-los ao modelo conceitual, dando embasamento para a negociação. E aquele para prover <text:s/>suporte à negociação e tomada de decisão em grupo.</text:p>
      <text:p text:style-name="P1"><text:tab/>Acreditamos que a utilização em conjunto de tais propostas possam elevar o nível da negociação de requisitos ao ponto que os stakeholders possam relacionar artefatos de visão funcional à atributos de qualida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05T11:42:30</meta:creation-date>
    <dc:date>2011-01-05T11:44:31</dc:date>
    <meta:editing-cycles>1</meta:editing-cycles>
    <meta:editing-duration>PT2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518" meta:character-count="3402"/>
  </office:meta>
</office:document-meta>
</file>